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081cm" fo:margin-left="0.118cm" fo:margin-right="15.801cm" table:align="margins"/>
    </style:style>
    <style:style style:name="Table1.A" style:family="table-column">
      <style:table-column-properties style:column-width="1.081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3d69c" officeooo:paragraph-rsid="0003d69c"/>
    </style:style>
    <style:style style:name="P2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20pt" officeooo:paragraph-rsid="0004d09e" style:font-size-asian="20pt" style:font-size-complex="20pt"/>
    </style:style>
    <style:style style:name="P5" style:family="paragraph" style:parent-style-name="Standard">
      <style:text-properties fo:font-size="20pt" officeooo:paragraph-rsid="000678a2" fo:background-color="#ffff00" style:font-size-asian="20pt" style:font-size-complex="20pt"/>
    </style:style>
    <style:style style:name="P6" style:family="paragraph" style:parent-style-name="Standard">
      <style:text-properties fo:font-size="20pt" officeooo:rsid="0003d69c" officeooo:paragraph-rsid="000678a2" fo:background-color="#ffff00" style:font-size-asian="20pt" style:font-size-complex="20pt"/>
    </style:style>
    <style:style style:name="P7" style:family="paragraph" style:parent-style-name="Standard">
      <style:text-properties fo:font-size="20pt" officeooo:rsid="0003d69c" officeooo:paragraph-rsid="00072426" fo:background-color="#ffff00" style:font-size-asian="20pt" style:font-size-complex="20pt"/>
    </style:style>
    <style:style style:name="P8" style:family="paragraph" style:parent-style-name="Standard">
      <style:text-properties fo:font-size="20pt" officeooo:rsid="0003d69c" officeooo:paragraph-rsid="00072426" fo:background-color="transparent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font-size="18pt" officeooo:rsid="0003d69c" officeooo:paragraph-rsid="0003d69c" style:font-size-asian="18pt" style:font-size-complex="18pt"/>
    </style:style>
    <style:style style:name="P11" style:family="paragraph" style:parent-style-name="Standard">
      <style:text-properties fo:font-size="18pt" officeooo:rsid="0003d69c" officeooo:paragraph-rsid="00072426" fo:background-color="transparent" style:font-size-asian="18pt" style:font-size-complex="18pt"/>
    </style:style>
    <style:style style:name="P12" style:family="paragraph" style:parent-style-name="Standard">
      <style:text-properties fo:font-size="16pt" style:font-size-asian="16pt" style:font-size-complex="16pt"/>
    </style:style>
    <style:style style:name="P13" style:family="paragraph" style:parent-style-name="Standard">
      <style:text-properties fo:font-size="16pt" officeooo:rsid="0002a911" officeooo:paragraph-rsid="0002a911" style:font-size-asian="16pt" style:font-size-complex="16pt"/>
    </style:style>
    <style:style style:name="P14" style:family="paragraph" style:parent-style-name="Standard">
      <style:text-properties officeooo:rsid="0002a911" officeooo:paragraph-rsid="000678a2" fo:background-color="#ffff00"/>
    </style:style>
    <style:style style:name="P15" style:family="paragraph" style:parent-style-name="Standard">
      <style:text-properties officeooo:rsid="0003d69c" officeooo:paragraph-rsid="0003d69c"/>
    </style:style>
    <style:style style:name="P16" style:family="paragraph" style:parent-style-name="Table_20_Contents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2a9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***************************************************************************</text:p>
      <text:p text:style-name="P2">Subject: Advanced Database Concepts</text:p>
      <text:p text:style-name="P2">Assignment 1: RDBMS Concepts using <text:tab/><text:tab/><text:tab/><text:tab/><text:tab/>MySQL</text:p>
      <text:p text:style-name="Standard">********************************************************************************</text:p>
      <text:p text:style-name="P3">(1)Student- Competition database</text:p>
      <text:p text:style-name="P3">Consider the following database maintained by a school to record the details of all the</text:p>
      <text:p text:style-name="P3">competitions organized by the school every year. The school maintains information about</text:p>
      <text:p text:style-name="P3">students as well as</text:p>
      <text:p text:style-name="P4">competitions. Competition type can be like ‘academics’ or ‘sports’etc.</text:p>
      <text:p text:style-name="P4"/>
      <text:p text:style-name="P4"><text:s/>Following are the tables</text:p>
      <text:p text:style-name="P3">1. Student (sreg_no int , name char(30), class char(10))</text:p>
      <text:p text:style-name="P3">2. Competition(c_no int , name char(20), type char(15))</text:p>
      <text:p text:style-name="P3">The relationship is as follows .</text:p>
      <text:p text:style-name="P3">Student-competition : M-M with described attributes rank and year.</text:p>
      <text:p text:style-name="P3"/>
      <text:p text:style-name="P3"/>
      <text:p text:style-name="P3">(a) Queries:</text:p>
      <text:p text:style-name="P3">1. List out all the competitions held in the school.</text:p>
      <text:p text:style-name="P3">2. List the names of all the students who have secured 1st rank in running race from 1995 to</text:p>
      <text:p text:style-name="P3">2005.</text:p>
      <text:p text:style-name="P3">3. Give the name of a student who has won maximum number of competitions.</text:p>
      <text:p text:style-name="P3">4. Find out the total number of competitions organized in the school for competition type 'sports'.</text:p>
      <text:p text:style-name="P3"><text:soft-page-break/>5. Find out the details of students participating in different competitions.</text:p>
      <text:p text:style-name="P3"/>
      <text:p text:style-name="Standard"/>
      <text:p text:style-name="P9">mysql&gt; desc student</text:p>
      <text:p text:style-name="P9"><text:s text:c="4"/>-&gt; ;</text:p>
      <text:p text:style-name="P9">+---------+----------+------+-----+---------+-------+</text:p>
      <text:p text:style-name="P9">| Field <text:s text:c="2"/>| Type <text:s text:c="4"/>| Null | Key | Default | Extra |</text:p>
      <text:p text:style-name="P9">+---------+----------+------+-----+---------+-------+</text:p>
      <text:p text:style-name="P9">| sreg_no | int <text:s text:c="5"/>| NO <text:s text:c="2"/>| PRI | NULL <text:s text:c="3"/>| <text:s text:c="6"/>|</text:p>
      <text:p text:style-name="P9">| name <text:s text:c="3"/>| char(30) | YES <text:s/>| <text:s text:c="4"/>| NULL <text:s text:c="3"/>| <text:s text:c="6"/>|</text:p>
      <text:p text:style-name="P9">| class <text:s text:c="2"/>| char(10) | YES <text:s/>| <text:s text:c="4"/>| NULL <text:s text:c="3"/>| <text:s text:c="6"/>|</text:p>
      <text:p text:style-name="P9">+---------+----------+------+-----+---------+-------+</text:p>
      <text:p text:style-name="P9">3 rows in set (0.01 sec)</text:p>
      <text:p text:style-name="P9"/>
      <text:p text:style-name="P9">mysql&gt; desc compitition;</text:p>
      <text:p text:style-name="P9">+-------+----------+------+-----+---------+-------+</text:p>
      <text:p text:style-name="P9">| Field | Type <text:s text:c="4"/>| Null | Key | Default | Extra |</text:p>
      <text:p text:style-name="P9">+-------+----------+------+-----+---------+-------+</text:p>
      <text:p text:style-name="P9">| c_no <text:s/>| int <text:s text:c="5"/>| NO <text:s text:c="2"/>| PRI | NULL <text:s text:c="3"/>| <text:s text:c="6"/>|</text:p>
      <text:p text:style-name="P9">| name <text:s/>| char(20) | YES <text:s/>| <text:s text:c="4"/>| NULL <text:s text:c="3"/>| <text:s text:c="6"/>|</text:p>
      <text:p text:style-name="P9">| type <text:s/>| char(15) | YES <text:s/>| <text:s text:c="4"/>| NULL <text:s text:c="3"/>| <text:s text:c="6"/>|</text:p>
      <text:p text:style-name="P9">+-------+----------+------+-----+---------+-------+</text:p>
      <text:p text:style-name="P9">3 rows in set (0.01 sec)</text:p>
      <text:p text:style-name="P9"/>
      <text:p text:style-name="P9">create table stud_comp ( scno int primary key, sreg_no int, c_no int, crank int, year year, foreign key(sreg_no) references student(sreg_no) on delete restrict on update cascade, foreign key(c_no) references compitition (c_no) on delete</text:p>
      <text:p text:style-name="P9">restrict on update cascade, unique(sreg_no,c_no));</text:p>
      <text:p text:style-name="P9">Query OK, 0 rows affected (4.46 sec)</text:p>
      <text:p text:style-name="P9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4"><text:span text:style-name="T1">1. List out all the competitions held in the school.</text:span></text:p>
      <text:p text:style-name="P14"><text:span text:style-name="T1"/></text:p>
      <text:p text:style-name="P13">mysql&gt; select distinct name from compitition;</text:p>
      <text:p text:style-name="P13">+-------------+</text:p>
      <text:p text:style-name="P13">| name <text:s text:c="7"/>|</text:p>
      <text:p text:style-name="P13">+-------------+</text:p>
      <text:p text:style-name="P13">| drawing <text:s text:c="4"/>|</text:p>
      <text:p text:style-name="P13">| craft <text:s text:c="6"/>|</text:p>
      <text:p text:style-name="P13">| running <text:s text:c="4"/>|</text:p>
      <text:p text:style-name="P13">| swimming <text:s text:c="3"/>|</text:p>
      <text:p text:style-name="P13">| long jump <text:s text:c="2"/>|</text:p>
      <text:p text:style-name="P13">| maths quiz <text:s/>|</text:p>
      <text:p text:style-name="P13">| programming |</text:p>
      <text:p text:style-name="P13">+-------------+</text:p>
      <text:p text:style-name="P13">7 rows in set (0.00 sec)</text:p>
      <text:p text:style-name="P13"/>
      <text:p text:style-name="P5">2. List the names of all the students who have secured 1st rank in running race from 1995 to <text:span text:style-name="T2">2005.</text:span></text:p>
      <text:p text:style-name="P5"/>
      <text:p text:style-name="P12">mysql&gt; select student.name from student ,stud_comp,compitition where compitition.name='running' and year &gt;=1995 and year &lt;=2005 and stud_comp.crank=1 and student.sreg_no=stud_comp.sreg_no and compitition.c_no=stud_comp.c_no;</text:p>
      <text:p text:style-name="P12">+------+</text:p>
      <text:p text:style-name="P12">| name |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16"/>
            </table:table-cell>
          </table:table-row>
        </table:table-header-rows>
      </table:table>
      <text:p text:style-name="P12"/>
      <text:p text:style-name="P12">| mno <text:s/>|</text:p>
      <text:p text:style-name="P12">+------+</text:p>
      <text:p text:style-name="P12">1 row in set (0.00 sec)</text:p>
      <text:p text:style-name="Standard"/>
      <text:p text:style-name="Standard"/>
      <text:p text:style-name="Standard"/>
      <text:p text:style-name="P6">3. Give the name of a student who has won maximum number of competitions.</text:p>
      <text:p text:style-name="P1"/>
      <text:p text:style-name="P1"/>
      <text:p text:style-name="P1"/>
      <text:p text:style-name="P1"><text:soft-page-break/></text:p>
      <text:p text:style-name="P7">4. Find out the total number of competitions organized in the school for competition type 'sports'.</text:p>
      <text:p text:style-name="P7"/>
      <text:p text:style-name="P10">mysql&gt; select count(*) from compitition where type='sports';</text:p>
      <text:p text:style-name="P10">+----------+</text:p>
      <text:p text:style-name="P10">| count(*) |</text:p>
      <text:p text:style-name="P10">+----------+</text:p>
      <text:p text:style-name="P10">| <text:s text:c="7"/>3 |</text:p>
      <text:p text:style-name="P10">+----------+</text:p>
      <text:p text:style-name="P10">1 row in set (0.00 sec)</text:p>
      <text:p text:style-name="P1"/>
      <text:p text:style-name="P7">5. Find out the details of students participating in different competitions.</text:p>
      <text:p text:style-name="P8"/>
      <text:p text:style-name="P11">mysql&gt; select distinct student.name, compitition.name, stud_comp.crank from student , compitition , stud_comp where student.sreg_no = stud_comp.sreg_no and compitition.c_no = stud_comp.c_no;</text:p>
      <text:p text:style-name="P11">+------+-------------+-------+</text:p>
      <text:p text:style-name="P11">| name | name <text:s text:c="7"/>| crank |</text:p>
      <text:p text:style-name="P11">+------+-------------+-------+</text:p>
      <text:p text:style-name="P11">| abc <text:s/>| drawing <text:s text:c="4"/>| <text:s text:c="4"/>1 |</text:p>
      <text:p text:style-name="P11">| abc <text:s/>| craft <text:s text:c="6"/>| <text:s text:c="4"/>1 |</text:p>
      <text:p text:style-name="P11">| abc <text:s/>| running <text:s text:c="4"/>| <text:s text:c="4"/>2 |</text:p>
      <text:p text:style-name="P11">| def <text:s/>| running <text:s text:c="4"/>| <text:s text:c="4"/>1 |</text:p>
      <text:p text:style-name="P11">| def <text:s/>| swimming <text:s text:c="3"/>| <text:s text:c="4"/>2 |</text:p>
      <text:p text:style-name="P11">| ghi <text:s/>| running <text:s text:c="4"/>| <text:s text:c="4"/>1 |</text:p>
      <text:p text:style-name="P11">| ghi <text:s/>| swimming <text:s text:c="3"/>| <text:s text:c="4"/>1 |</text:p>
      <text:p text:style-name="P11">| jkl <text:s/>| running <text:s text:c="4"/>| <text:s text:c="4"/>1 |</text:p>
      <text:p text:style-name="P11">| jkl <text:s/>| long jump <text:s text:c="2"/>| <text:s text:c="4"/>2 |</text:p>
      <text:p text:style-name="P11">| mno <text:s/>| running <text:s text:c="4"/>| <text:s text:c="4"/>1 |</text:p>
      <text:p text:style-name="P11">| mno <text:s/>| swimming <text:s text:c="3"/>| <text:s text:c="4"/>1 |</text:p>
      <text:p text:style-name="P11">| mno <text:s/>| long jump <text:s text:c="2"/>| <text:s text:c="4"/>1 |</text:p>
      <text:p text:style-name="P11">| mno <text:s/>| programming | <text:s text:c="4"/>1 |</text:p>
      <text:p text:style-name="P11"><text:soft-page-break/>+------+-------------+-------+</text:p>
      <text:p text:style-name="P11">13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0:11:47.976423765</meta:creation-date>
    <dc:date>2020-11-22T20:53:40.204989652</dc:date>
    <meta:editing-duration>PT9M31S</meta:editing-duration>
    <meta:editing-cycles>2</meta:editing-cycles>
    <meta:generator>LibreOffice/6.4.4.2$Linux_X86_64 LibreOffice_project/40$Build-2</meta:generator>
    <meta:document-statistic meta:table-count="1" meta:image-count="0" meta:object-count="0" meta:page-count="5" meta:paragraph-count="93" meta:word-count="679" meta:character-count="4106" meta:non-whitespace-character-count="3307"/>
  </office:meta>
</office:document-meta>
</file>